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S232 or USB interface</text:h>
      <text:p text:style-name="Standard"/>
      <text:p text:style-name="Standard">This code is for the CANRS and CANUSB modules and uses the Grid Connect format for extended normal data CAN packets.</text:p>
      <text:p text:style-name="Standard"/>
      <text:p text:style-name="Standard">Before compiling the symbol USB or RS232 must be defined, this is done in the makefile.</text:p>
      <text:p text:style-name="Standard"/>
      <text:p text:style-name="Standard">For CANRS pins 1, 4, and 6 on the back of the 9 pin D type should be linked.</text:p>
      <text:p text:style-name="Standard"/>
      <text:p text:style-name="Standard">For CANRS this version has 256 byte serial buffers, enough for 12 CAN packets. It also uses ECAN in mode 2, so there are 8 hardware receive buffers and 3 transmit buffers. However, the RS232 serial connection is running at less than half the speed of the CAN bus, so with high traffic messages will be dropped. </text:p>
      <text:p text:style-name="Standard"/>
      <text:p text:style-name="Standard">Windows HyperTerminal can be used to view or send packets.</text:p>
      <text:p text:style-name="Standard"/>
      <text:p text:style-name="Standard">There are some extra text messages.</text:p>
      <text:p text:style-name="Standard"/>
      <text:p text:style-name="Standard">Start</text:p>
      <text:p text:style-name="Standard"><text:tab/>At reset. Shows the CANRS/USB is talking to the PC.</text:p>
      <text:p text:style-name="Standard"/>
      <text:p text:style-name="Standard">-ECAN Buffer overflow-</text:p>
      <text:p text:style-name="Standard"><text:tab/>If the ECAN buffer overflow flag is set when reading a CAN packet.</text:p>
      <text:p text:style-name="Standard"/>
      <text:p text:style-name="Standard">-ECAN Invalid message-</text:p>
      <text:p text:style-name="Standard"><text:tab/>If the ECAN Invalid message fag is set when reading a CAN packet.</text:p>
      <text:p text:style-name="Standard"/>
      <text:p text:style-name="Standard">-ECAN TXERRCNT xx-</text:p>
      <text:p text:style-name="Standard"><text:tab/>if the TXERRCNT changes. xx is the value of the count.</text:p>
      <text:p text:style-name="Standard"/>
      <text:p text:style-name="Standard">-ECAN RXERRCNT xx-</text:p>
      <text:p text:style-name="Standard"><text:tab/>if the RXERRCNT changes. xx is the value of the count.</text:p>
      <text:p text:style-name="Standard"/>
      <text:p text:style-name="Standard">OK</text:p>
      <text:p text:style-name="Standard"><text:tab/>if the text string sent to the CANRS/USB is placed in a transmit buffer.</text:p>
      <text:p text:style-name="Standard"/>
      <text:p text:style-name="Standard">Error</text:p>
      <text:p text:style-name="Standard"><text:tab/>if there is no empty transmit buffer available (should never happen).</text:p>
      <text:p text:style-name="Standard"><text:tab/>or if the text string sent to the CANRS/USB is not correctly formatted.</text:p>
      <text:p text:style-name="Standard"/>
      <text:p text:style-name="Standard">Too long</text:p>
      <text:p text:style-name="Standard"><text:tab/>if the text string sent to the CANRS/USB is too long for a valid packet.</text:p>
      <text:p text:style-name="Standard"/>
      <text:p text:style-name="Standard"/>
      <text:h text:style-name="Heading_20_3" text:outline-level="3">Grid Connect Format</text:h>
      <text:p text:style-name="Standard"/>
      <text:p text:style-name="Standard">:X&lt;header&gt;N&lt;data&gt;;</text:p>
      <text:p text:style-name="Standard">&lt;header&gt; is:</text:p>
      <text:p text:style-name="Standard">1<text:tab/>the priority bit</text:p>
      <text:p text:style-name="Standard"><text:soft-page-break/>xxxx<text:tab/>4 hex digits for the frame type</text:p>
      <text:p text:style-name="Standard">xxx<text:tab/>3 hex digits for the source node alias.</text:p>
      <text:p text:style-name="Standard">&lt;data&gt; a sequence of hex digit pairs, one pair for each data by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4T12:36:36.68</meta:creation-date>
    <meta:document-statistic meta:table-count="0" meta:image-count="0" meta:object-count="0" meta:page-count="2" meta:paragraph-count="31" meta:word-count="301" meta:character-count="1600"/>
    <dc:date>2009-11-24T12:45:57.51</dc:date>
    <meta:editing-duration>PT00H09M21S</meta:editing-duration>
    <meta:editing-cycles>1</meta:editing-cycles>
    <meta:generator>OpenOffice.org/3.1$Win32 OpenOffice.org_project/310m19$Build-9420</meta:generator>
  </office:meta>
</office:document-meta>
</file>